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32cd32" draw:marker-start-width="0.275cm" draw:marker-end-width="0.275cm" draw:fill-color="#f0fff0" draw:textarea-horizontal-align="justify" draw:textarea-vertical-align="middle" draw:auto-grow-height="false" fo:min-height="1.967cm" fo:min-width="4.209cm" fo:padding-top="0.15cm" fo:padding-bottom="0.15cm" fo:padding-left="0.275cm" fo:padding-right="0.275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0fff0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7.477cm" svg:height="3.519cm" svg:x="2.502cm" svg:y="2.501cm">
          <text:p/>
          <draw:enhanced-geometry svg:viewBox="0 0 21600 21600" draw:glue-points="?f6 0 10800 ?f8 ?f11 10800 ?f9 21600 10800 ?f10 ?f5 10800" draw:text-areas="?f3 ?f3 ?f4 ?f4" draw:type="parallelogram" draw:modifiers="13182.9901043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8.962cm" svg:y="4.536cm">
          <dc:creator>Regina Henschel</dc:creator>
          <loext:sender-initials>RH</loext:sender-initials>
          <dc:date>2020-05-29T19:19:10</dc:date>
          <text:p>Test for creator-initials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57cm" fo:margin-bottom="0cm" fo:text-indent="0cm"/>
      <style:text-properties fo:font-size="32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42cm" fo:margin-bottom="0cm" fo:text-indent="0cm"/>
      <style:text-properties fo:font-size="27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28cm" fo:margin-bottom="0cm" fo:text-indent="0cm"/>
      <style:text-properties fo:font-size="22.7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1.599cm" svg:height="3.005cm" svg:x="1.2cm" svg:y="0.717cm" presentation:class="title" presentation:placeholder="true">
        <draw:text-box/>
      </draw:frame>
      <draw:frame presentation:style-name="Standard-outline1" draw:layer="backgroundobjects" svg:width="21.599cm" svg:height="10.439cm" svg:x="1.2cm" svg:y="4.211cm" presentation:class="outline" presentation:placeholder="true">
        <draw:text-box/>
      </draw:frame>
      <draw:frame presentation:style-name="Mpr1" draw:text-style-name="MP2" draw:layer="backgroundobjects" svg:width="5.591cm" svg:height="1.24cm" svg:x="1.2cm" svg:y="16.3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607cm" svg:height="1.24cm" svg:x="8.208cm" svg:y="16.3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591cm" svg:height="1.24cm" svg:x="17.208cm" svg:y="16.3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meta>
    <meta:creation-date>2020-05-29T19:17:51.248000000</meta:creation-date>
    <dc:title>24x18impress</dc:title>
    <meta:editing-duration>PT2M55S</meta:editing-duration>
    <meta:editing-cycles>2</meta:editing-cycles>
    <meta:generator>LOdaily_27Mai/7.0.0.0.alpha1$Windows_X86_64 LibreOffice_project/0a7341c26741f16835c9062c309e7d3a7fca8209</meta:generator>
    <meta:initial-creator>Regina Henschel</meta:initial-creator>
    <dc:date>2020-05-29T19:20:45.796000000</dc:date>
    <dc:creator>Regina Henschel</dc:creator>
    <meta:document-statistic meta:object-count="24"/>
  </office:meta>
</office:document-meta>
</file>